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="Arrow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116cm" svg:y="1.85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654cm" svg:y="1.85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5.467cm" svg:y="0.08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5.467cm" svg:y="3.57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8.48cm" svg:y="3.5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727cm" svg:y1="2.663cm" svg:x2="2.654cm" svg:y2="2.663cm" draw:start-shape="id1" draw:start-glue-point="1" draw:end-shape="id2" draw:end-glue-point="3" svg:d="m1727 2663h927">
          <text:p/>
        </draw:connector>
        <draw:connector draw:style-name="gr3" draw:text-style-name="P2" draw:layer="layout" draw:type="line" svg:x1="4.263cm" svg:y1="2.663cm" svg:x2="5.467cm" svg:y2="0.893cm" draw:end-shape="id3" draw:end-glue-point="3" svg:d="m4263 2663 1204-1770">
          <text:p/>
        </draw:connector>
        <draw:connector draw:style-name="gr2" draw:text-style-name="P2" draw:layer="layout" draw:type="line" svg:x1="4.263cm" svg:y1="2.663cm" svg:x2="5.467cm" svg:y2="4.381cm" draw:start-shape="id2" draw:start-glue-point="1" draw:end-shape="id4" draw:end-glue-point="3" svg:d="m4263 2663 1204 1718">
          <text:p/>
        </draw:connector>
        <draw:connector draw:style-name="gr2" draw:text-style-name="P2" draw:layer="layout" draw:type="line" svg:x1="7.078cm" svg:y1="4.381cm" svg:x2="8.48cm" svg:y2="4.381cm" draw:start-shape="id4" draw:start-glue-point="1" draw:end-shape="id5" draw:end-glue-point="3" svg:d="m7078 4381h1402">
          <text:p/>
        </draw:connector>
        <draw:connector draw:style-name="gr2" draw:text-style-name="P2" draw:layer="layout" draw:type="line" svg:x1="7.078cm" svg:y1="0.881cm" svg:x2="8.48cm" svg:y2="0.881cm" svg:d="m7078 881h1402">
          <text:p/>
        </draw:connector>
        <draw:connector draw:style-name="gr2" draw:text-style-name="P2" draw:layer="layout" draw:type="line" svg:x1="10.078cm" svg:y1="4.381cm" svg:x2="11.48cm" svg:y2="4.381cm" svg:d="m10078 4381h1402">
          <text:p/>
        </draw:connector>
        <draw:line draw:style-name="gr4" draw:text-style-name="P2" draw:layer="layout" svg:x1="8.344cm" svg:y1="0.432cm" svg:x2="9.233cm" svg:y2="1.321cm">
          <text:p/>
        </draw:line>
        <draw:line draw:style-name="gr4" draw:text-style-name="P2" draw:layer="layout" svg:x1="8.344cm" svg:y1="1.321cm" svg:x2="9.233cm" svg:y2="0.432cm">
          <text:p/>
        </draw:line>
        <draw:line draw:style-name="gr4" draw:text-style-name="P2" draw:layer="layout" svg:x1="8.345cm" svg:y1="0.433cm" svg:x2="9.234cm" svg:y2="1.322cm">
          <text:p/>
        </draw:line>
        <draw:line draw:style-name="gr4" draw:text-style-name="P2" draw:layer="layout" svg:x1="8.345cm" svg:y1="1.322cm" svg:x2="9.234cm" svg:y2="0.433cm">
          <text:p/>
        </draw:line>
        <draw:line draw:style-name="gr4" draw:text-style-name="P2" draw:layer="layout" svg:x1="11.345cm" svg:y1="3.933cm" svg:x2="12.234cm" svg:y2="4.822cm">
          <text:p/>
        </draw:line>
        <draw:line draw:style-name="gr4" draw:text-style-name="P2" draw:layer="layout" svg:x1="11.345cm" svg:y1="4.822cm" svg:x2="12.234cm" svg:y2="3.9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16:21</dc:date>
    <meta:editing-duration>PT4H25S</meta:editing-duration>
    <meta:editing-cycles>9</meta:editing-cycles>
    <meta:document-statistic meta:object-count="17"/>
  </office:meta>
</office:document-meta>
</file>